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2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2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20">
      <style:paragraph-properties fo:text-align="start" style:justify-single-word="false"/>
      <style:text-properties fo:color="#ff0000"/>
    </style:style>
    <style:style style:name="P65" style:family="paragraph" style:parent-style-name="Standard" style:list-style-name="L20">
      <style:paragraph-properties fo:text-align="start" style:justify-single-word="false"/>
    </style:style>
    <style:style style:name="P66"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903576571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939902475"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652682952"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026394744"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49347730"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501475051"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772568475" text:style-name="L7">
        <text:list-item>
          <text:p text:style-name="P35">lesson_id (INTEGER, FK, NOT NULL – refers to table lessons (9))</text:p>
        </text:list-item>
        <text:list-item>
          <text:p text:style-name="P35">title (TEXT – may be null)</text:p>
        </text:list-item>
        <text:list-item>
          <text:p text:style-name="P35">text1 (TEXT – may be null)</text:p>
        </text:list-item>
        <text:list-item>
          <text:p text:style-name="P35">text2 (TEXT – may be null)</text:p>
        </text:list-item>
        <text:list-item>
          <text:p text:style-name="P35">position (INTEGER, NOT NULL, UNIQUE WITH lesson_id – represents the position of the slide inside the lesson)</text:p>
        </text:list-item>
        <text:list-item>
          <text:p text:style-name="P35">kind (ENUM ['cover', 'text1', 'text2', 'image1', 'image2', 'image3', 'audio1', 'audio2', 'video1', 'video2'] – represents the type of the slide)</text:p>
        </text:list-item>
      </text:list>
      <text:p text:style-name="P4">slide types:</text:p>
      <text:list xml:id="list1012748059"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4"><text:span text:style-name="T2">text2</text:span><text:span text:style-name="T3">: two smaller text areas</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989528065"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292392410"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40332245"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text:span></text:p>
      <text:list xml:id="list943253248" text:style-name="L12">
        <text:list-item>
          <text:p text:style-name="P39">validation of presence of each field</text:p>
        </text:list-item>
        <text:list-item>
          <text:p text:style-name="P39">validation of numericality int &gt; 0 and presence of associated element for user_id and lesson_id</text:p>
        </text:list-item>
        <text:list-item>
          <text:p text:style-name="P39">validation of uniqueness with scope for the couple [user_id, lesson_id]</text:p>
        </text:list-item>
        <text:list-item>
          <text:p text:style-name="P39"><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1564293263" text:continue-list="list340332245"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text:span></text:p>
      <text:list xml:id="list2170607059" text:style-name="L13">
        <text:list-item>
          <text:p text:style-name="P40">validation of presence of each field</text:p>
        </text:list-item>
        <text:list-item>
          <text:p text:style-name="P40">validation of numericality int &gt; 0 and presence of associated element for user_id and reportable_id</text:p>
        </text:list-item>
        <text:list-item>
          <text:p text:style-name="P40">validation of uniqueness with scope for the triple [user_id, reportable_id, reportable_type]</text:p>
        </text:list-item>
        <text:list-item>
          <text:p text:style-name="P40">validation of inclusion reportable_type in ['MediaElement', 'Lesson']</text:p>
        </text:list-item>
        <text:list-item>
          <text:p text:style-name="P63">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1220607494" text:continue-list="list1564293263"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538484943" text:style-name="L14">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842249362" text:continue-numbering="true" text:style-name="L14">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930759549" text:continue-list="list1220607494"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419945661" text:continue-numbering="true" text:style-name="L11">
        <text:list-item>
          <text:p text:style-name="P38">user_id (INTEGER, FK, NOT NULL – relative tag)</text:p>
        </text:list-item>
        <text:list-item>
          <text:p text:style-name="P38"><text:soft-page-break/>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423649780" text:style-name="L16">
        <text:list-item>
          <text:p text:style-name="P42">validation of presence of each field</text:p>
        </text:list-item>
        <text:list-item>
          <text:p text:style-name="P42">validation of inclusion seen in [true, false]</text:p>
        </text:list-item>
        <text:list-item>
          <text:p text:style-name="P42">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157631087" text:style-name="L17">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451825287" text:style-name="L18">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077663386" text:style-name="L19">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2133286238" text:style-name="L20">
        <text:list-item>
          <text:p text:style-name="P64"><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4"><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5"><text:soft-page-break/><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736037621" text:style-name="L21">
        <text:list-item>
          <text:p text:style-name="P59">filter by subject (only for lessons)</text:p>
        </text:list-item>
        <text:list-item>
          <text:p text:style-name="P59">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549610283" text:style-name="L22">
        <text:list-item>
          <text:p text:style-name="P43">a list of active record objects representing lessons</text:p>
        </text:list-item>
        <text:list-item>
          <text:p text:style-name="P43">the extracting action who called the view</text:p>
        </text:list-item>
      </text:list>
      <text:p text:style-name="P3"/>
      <text:p text:style-name="P1"><text:span text:style-name="T17">The view is organized as follows</text:span><text:span text:style-name="T3">:</text:span></text:p>
      <text:list xml:id="list1246885622" text:style-name="L23">
        <text:list-item>
          <text:p text:style-name="P44">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1064929" text:style-name="L24">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357930741" text:style-name="L25">
        <text:list-item>
          <text:p text:style-name="P52"><text:soft-page-break/>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81173943" text:style-name="L26">
        <text:list-item>
          <text:p text:style-name="P46">preview + edit + destroy</text:p>
        </text:list-item>
        <text:list-item>
          <text:p text:style-name="P46">preview + add + report</text:p>
        </text:list-item>
        <text:list-item>
          <text:p text:style-name="P46">preview + edit + remove</text:p>
        </text:list-item>
      </text:list>
      <text:p text:style-name="P9"/>
      <text:p text:style-name="P4">Actions and consequences of each button for elements:</text:p>
      <text:list xml:id="list1377726643" text:continue-list="list357930741" text:style-name="L25">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text:soft-page-break/>remove<text:span text:style-name="T1">: removes the bookmark</text:span></text:p>
        </text:list-item>
        <text:list-item>
          <text:p text:style-name="P52">destroy<text:span text:style-name="T1">: removes the media element (asking for confirmation if it is used in some private 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013896487" text:style-name="L27">
        <text:list-item>
          <text:p text:style-name="P47">crop and cut parts of the image</text:p>
        </text:list-item>
        <text:list-item>
          <text:p text:style-name="P47">insert text, deciding font size, color and position</text:p>
        </text:list-item>
      </text:list>
      <text:p text:style-name="P3"/>
      <text:p text:style-name="P4">Actions available in the audio editor:</text:p>
      <text:list xml:id="list1737860365" text:style-name="L28">
        <text:list-item>
          <text:p text:style-name="P48">select different audio tracks (between my elements and public elements)</text:p>
        </text:list-item>
        <text:list-item>
          <text:p text:style-name="P48">cut audio tracks</text:p>
        </text:list-item>
        <text:list-item>
          <text:p text:style-name="P48">join audio tracks</text:p>
        </text:list-item>
        <text:list-item>
          <text:p text:style-name="P48">listen to the final audio track and decide whether saving it or not</text:p>
        </text:list-item>
      </text:list>
      <text:p text:style-name="P3"/>
      <text:p text:style-name="P4">Actions available in the video editor:</text:p>
      <text:list xml:id="list701196534" text:style-name="L29">
        <text:list-item>
          <text:p text:style-name="P49">select different videos (between my elements and public elements)</text:p>
        </text:list-item>
        <text:list-item>
          <text:p text:style-name="P49">cut videos</text:p>
        </text:list-item>
        <text:list-item>
          <text:p text:style-name="P49">join videos with a standard fade</text:p>
        </text:list-item>
        <text:list-item>
          <text:p text:style-name="P49"><text:soft-page-break/>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97677117" text:style-name="L30">
        <text:list-item>
          <text:p text:style-name="P50">available media elements</text:p>
        </text:list-item>
        <text:list-item>
          <text:p text:style-name="P50">current slide to edit</text:p>
        </text:list-item>
        <text:list-item>
          <text:p text:style-name="P50">slides succession</text:p>
        </text:list-item>
        <text:list-item>
          <text:p text:style-name="P50">toolbar</text:p>
        </text:list-item>
      </text:list>
      <text:p text:style-name="P3"/>
      <text:p text:style-name="P3"/>
      <text:p text:style-name="P14">2.6 – Virtual classroom</text:p>
      <text:p text:style-name="P14"/>
      <text:p text:style-name="P3">A lesson can appear in the virtual classroom only under the following conditions:</text:p>
      <text:list xml:id="list984091273" text:style-name="L31">
        <text:list-item>
          <text:p text:style-name="P51">it has been created by me</text:p>
        </text:list-item>
        <text:list-item>
          <text:p text:style-name="P51">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text:soft-page-break/></text:p>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text:soft-page-break/>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ext:soft-page-break/>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text:soft-page-break/>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ext:soft-page-break/>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text:soft-page-break/>['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text:soft-page-break/>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ext:soft-page-break/>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sql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2T11:58:14</dc:date>
    <dc:creator>Morgan Spa</dc:creator>
    <meta:editing-duration>PT22H8M31S</meta:editing-duration>
    <meta:editing-cycles>325</meta:editing-cycles>
    <meta:generator>LibreOffice/3.5$Linux_X86_64 LibreOffice_project/350m1$Build-2</meta:generator>
    <meta:printed-by>Morgan Spa</meta:printed-by>
    <meta:print-date>2012-09-27T09:48:15</meta:print-date>
    <meta:document-statistic meta:table-count="3" meta:image-count="0" meta:object-count="0" meta:page-count="18" meta:paragraph-count="708" meta:word-count="4881" meta:character-count="28000" meta:non-whitespace-character-count="25612"/>
  </office:meta>
</office:document-meta>
</file>